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f413d" draw:textarea-horizontal-align="justify" draw:textarea-vertical-align="middle" draw:auto-grow-height="false" fo:min-height="1.35cm" fo:min-width="6.1cm"/>
    </style:style>
    <style:style style:name="gr2" style:family="graphic" style:parent-style-name="standard">
      <style:graphic-properties draw:fill="solid" draw:fill-color="#aa55a1" draw:textarea-horizontal-align="justify" draw:textarea-vertical-align="middle" draw:auto-grow-height="false" fo:min-height="1.35cm" fo:min-width="6.1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6.1cm"/>
    </style:style>
    <style:style style:name="gr4" style:family="graphic" style:parent-style-name="standard">
      <style:graphic-properties svg:stroke-color="#ffffff" draw:fill="none" draw:fill-color="#ffffff" draw:textarea-vertical-align="top" draw:auto-grow-width="true" draw:shadow="hidden" draw:shadow-color="#000000" draw:fontwork-style="rotat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ffffff" draw:fill="none" draw:fill-color="#ffffff" draw:textarea-vertical-align="top" draw:auto-grow-width="true" fo:min-height="4.35cm" fo:min-width="6.737cm" draw:shadow="hidden" draw:shadow-color="#000000" draw:fontwork-style="rotate"/>
    </style:style>
    <style:style style:name="gr7" style:family="graphic" style:parent-style-name="standard">
      <style:graphic-properties svg:stroke-color="#ffffff" draw:fill="none" draw:fill-color="#ffffff" draw:textarea-vertical-align="top" draw:auto-grow-width="true" fo:min-height="1.223cm" fo:min-width="7.694cm" draw:shadow="hidden" draw:shadow-color="#000000" draw:fontwork-style="rotate"/>
    </style:style>
    <style:style style:name="gr8" style:family="graphic" style:parent-style-name="standard">
      <style:graphic-properties svg:stroke-color="#ffffff" draw:fill="none" draw:fill-color="#ffffff" draw:textarea-vertical-align="top" draw:auto-grow-width="true" fo:min-height="0.927cm" fo:min-width="6.737cm" draw:shadow="hidden" draw:shadow-color="#000000" draw:fontwork-style="rotate"/>
    </style:style>
    <style:style style:name="gr9" style:family="graphic" style:parent-style-name="standard">
      <style:graphic-properties svg:stroke-color="#ffffff" draw:fill="none" draw:fill-color="#ffffff" draw:textarea-vertical-align="top" draw:auto-grow-width="true" fo:min-height="0.616cm" fo:min-width="6.737cm" draw:shadow="hidden" draw:shadow-color="#000000" draw:fontwork-style="rotat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solid" draw:fill-color="#ef413d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weight="bold" style:font-weight-asian="bold" style:font-weight-complex="bold"/>
    </style:style>
    <style:style style:name="P4" style:family="paragraph">
      <loext:graphic-properties draw:fill="solid" draw:fill-color="#aa55a1"/>
      <style:paragraph-properties fo:text-align="center"/>
      <style:text-properties fo:color="#000000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3" style:family="text">
      <style:text-properties style:font-name="Liberation Sans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2" draw:id="id2" draw:layer="layout" svg:width="6.6cm" svg:height="1.6cm" svg:x="19.4cm" svg:y="4.4cm">
          <text:p text:style-name="P1"><text:span text:style-name="T1">CTLR= “Undecided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6.6cm" svg:height="1.6cm" svg:x="2cm" svg:y="4.4cm">
          <text:p text:style-name="P3"><text:span text:style-name="T1">CTLR= “Non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6.6cm" svg:height="1.6cm" svg:x="10.7cm" svg:y="10.2cm">
          <text:p text:style-name="P1"><text:span text:style-name="T1">CTLR= “</text:span><text:span text:style-name="T2">μ</text:span><text:span text:style-name="T3">C</text:span><text:span text:style-name="T1">”</text:span></text:p>
          <draw:enhanced-geometry svg:viewBox="0 0 21600 21600" draw:type="rectangle" draw:enhanced-path="M 0 0 L 21600 0 21600 21600 0 21600 0 0 Z N"/>
        </draw:custom-shape>
        <draw:g xml:id="id4" draw:id="id4">
          <draw:frame draw:style-name="gr4" draw:text-style-name="P5" draw:layer="layout" svg:width="6.903cm" svg:height="1.098cm" svg:x="10.748cm" svg:y="1.6cm">
            <draw:text-box>
              <text:p>Neighbor μC = False</text:p>
            </draw:text-box>
          </draw:frame>
          <draw:connector draw:style-name="gr5" draw:text-style-name="P6" draw:layer="layout" draw:type="curve" draw:line-skew="-1.675cm" svg:x1="5.3cm" svg:y1="4.4cm" svg:x2="19.352cm" svg:y2="4.295cm" draw:start-shape="id1" draw:start-glue-point="0" svg:d="M5300 4400c0-3264 14052-3211 14052-105" svg:viewBox="0 0 14053 2442">
            <text:p/>
          </draw:connector>
        </draw:g>
        <draw:g xml:id="id5" draw:id="id5">
          <draw:connector draw:style-name="gr5" draw:text-style-name="P6" draw:layer="layout" draw:type="curve" svg:x1="19.4cm" svg:y1="5.2cm" svg:x2="8.6cm" svg:y2="5.2cm" draw:start-shape="id2" draw:start-glue-point="3" draw:end-shape="id1" draw:end-glue-point="1" svg:d="M19400 5200h-10800" svg:viewBox="0 0 10801 1">
            <text:p/>
          </draw:connector>
          <draw:frame draw:style-name="gr4" draw:text-style-name="P5" draw:layer="layout" svg:width="6.568cm" svg:height="1.098cm" svg:x="10.916cm" svg:y="5.704cm">
            <draw:text-box>
              <text:p>Neighbor μC = True</text:p>
            </draw:text-box>
          </draw:frame>
        </draw:g>
        <draw:g xml:id="id8" draw:id="id8">
          <draw:connector draw:style-name="gr5" draw:text-style-name="P6" draw:layer="layout" draw:type="curve" svg:x1="10.7cm" svg:y1="11cm" svg:x2="5.3cm" svg:y2="6cm" draw:start-shape="id3" draw:start-glue-point="3" draw:end-shape="id1" draw:end-glue-point="2" svg:d="M10700 11000c-3600 0-5400-1666-5400-5000" svg:viewBox="0 0 5401 5001">
            <text:p/>
          </draw:connector>
          <draw:frame draw:style-name="gr4" draw:text-style-name="P5" draw:layer="layout" svg:width="6.568cm" svg:height="1.098cm" svg:x="3cm" svg:y="9.6cm">
            <draw:text-box>
              <text:p>Neighbor μC = True</text:p>
            </draw:text-box>
          </draw:frame>
        </draw:g>
        <draw:g xml:id="id7" draw:id="id7">
          <draw:connector draw:style-name="gr5" draw:text-style-name="P6" draw:layer="layout" draw:type="curve" svg:x1="22.7cm" svg:y1="6cm" svg:x2="17.3cm" svg:y2="11cm" draw:start-shape="id2" draw:start-glue-point="2" draw:end-shape="id3" draw:end-glue-point="1" svg:d="M22700 6000c0 3334-1800 5000-5400 5000" svg:viewBox="0 0 5401 5001">
            <text:p/>
          </draw:connector>
          <draw:frame draw:style-name="gr6" draw:text-style-name="P8" draw:layer="layout" svg:width="7.237cm" svg:height="4.6cm" svg:x="19.699cm" svg:y="8.6cm">
            <draw:text-box>
              <text:p text:style-name="P7">Neighbor μC = False</text:p>
            </draw:text-box>
          </draw:frame>
          <draw:frame draw:style-name="gr6" draw:text-style-name="P8" draw:layer="layout" svg:width="8.528cm" svg:height="4.6cm" svg:x="19.056cm" svg:y="9.904cm">
            <draw:text-box>
              <text:p text:style-name="P7">UniqueMaxPriority = True</text:p>
            </draw:text-box>
          </draw:frame>
          <draw:frame draw:style-name="gr6" draw:text-style-name="P8" draw:layer="layout" svg:width="7.237cm" svg:height="4.6cm" svg:x="19.701cm" svg:y="9.311cm">
            <draw:text-box>
              <text:p text:style-name="P7">&amp;</text:p>
            </draw:text-box>
          </draw:frame>
        </draw:g>
        <draw:g xml:id="id6" draw:id="id6">
          <draw:g>
            <draw:frame draw:style-name="gr7" draw:text-style-name="P8" draw:layer="layout" svg:width="8.194cm" svg:height="1.473cm" svg:x="20.207cm" svg:y="2.527cm">
              <draw:text-box>
                <text:p text:style-name="P7">UniqueMaxPriority=False</text:p>
              </draw:text-box>
            </draw:frame>
          </draw:g>
          <draw:connector draw:style-name="gr5" draw:text-style-name="P6" draw:layer="layout" draw:type="curve" draw:line-skew="-0.97cm 0.17cm" svg:x1="22.984cm" svg:y1="4.423cm" svg:x2="26.284cm" svg:y2="5.223cm" svg:d="M22984 4423c0-2206 1986-1838 3062-1087s1244 1887 238 1887" svg:viewBox="0 0 3970 2470">
            <text:p/>
          </draw:connector>
          <draw:frame draw:style-name="gr8" draw:text-style-name="P8" draw:layer="layout" svg:width="7.237cm" svg:height="1.177cm" svg:x="20.684cm" svg:y="1.623cm">
            <draw:text-box>
              <text:p text:style-name="P7">Neighbor μC = False</text:p>
            </draw:text-box>
          </draw:frame>
          <draw:frame draw:style-name="gr9" draw:text-style-name="P8" draw:layer="layout" svg:width="7.237cm" svg:height="1.098cm" svg:x="20.785cm" svg:y="2.134cm">
            <draw:text-box>
              <text:p text:style-name="P7">&amp;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1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2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3.0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4.004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5.005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6.006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7.007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d6f" draw:marker-start-width="0.2cm" draw:marker-start-center="false" draw:marker-end-width="0.2cm" draw:marker-end-center="false" draw:fill="solid" draw:fill-color="#006d6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atin Modern Mono" fo:font-family="'Latin Modern Mono'" style:font-style-name="10 Regular" style:font-pitch="fixed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0:13:31.513825565</meta:creation-date>
    <dc:date>2019-03-14T08:13:19.279669972</dc:date>
    <meta:editing-duration>PT16H44M25S</meta:editing-duration>
    <meta:editing-cycles>5</meta:editing-cycles>
    <meta:generator>LibreOffice/6.0.3.2$Linux_X86_64 LibreOffice_project/00m0$Build-2</meta:generator>
    <meta:document-statistic meta:object-count="47"/>
  </office:meta>
</office:document-meta>
</file>